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bcec1"/>
    </style:style>
    <style:style style:name="P2" style:family="paragraph" style:parent-style-name="Standard">
      <style:text-properties officeooo:rsid="001bf7b1" officeooo:paragraph-rsid="001bf7b1"/>
    </style:style>
    <style:style style:name="P3" style:family="paragraph" style:parent-style-name="Standard">
      <style:text-properties officeooo:paragraph-rsid="001bf7b1"/>
    </style:style>
    <style:style style:name="P4" style:family="paragraph" style:parent-style-name="Standard">
      <style:text-properties officeooo:rsid="001cac1d" officeooo:paragraph-rsid="001cac1d"/>
    </style:style>
    <style:style style:name="P5" style:family="paragraph" style:parent-style-name="Standard">
      <style:text-properties officeooo:paragraph-rsid="001cac1d"/>
    </style:style>
    <style:style style:name="P6" style:family="paragraph" style:parent-style-name="Standard">
      <style:text-properties officeooo:paragraph-rsid="001e982f"/>
    </style:style>
    <style:style style:name="T1" style:family="text">
      <style:text-properties officeooo:rsid="001bcec1"/>
    </style:style>
    <style:style style:name="T2" style:family="text">
      <style:text-properties officeooo:rsid="001bf7b1"/>
    </style:style>
    <style:style style:name="T3" style:family="text">
      <style:text-properties officeooo:rsid="001cac1d"/>
    </style:style>
    <style:style style:name="T4" style:family="text">
      <style:text-properties officeooo:rsid="001e982f"/>
    </style:style>
    <style:style style:name="T5" style:family="text">
      <style:text-properties officeooo:rsid="001fed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1-</text:span>Uma arquitetura deve suportar o gerenciamento do ecossistema de Computação em Nuvem. Esse ecossistema inclui todos os fornecedores de serviços e soluções, parceiros e usuários finais envolvidos para fornecer ou consumir recursos compartilhados no ambiente de computação em nuvem. </text:p>
      <text:p text:style-name="P1"><text:span text:style-name="T1">1-b- </text:span>o painel do fornecedor de nuvem fornece uma visão integrada da interação com as operações de front-end e back-end dos fornecedores</text:p>
      <text:p text:style-name="P1"><text:span text:style-name="T1">1-c- </text:span>Como a maioria dos fornecedores de nuvem não trabalha sozinho mais, eles precisam colaborar com seus parceiros [7] na cadeia de valor do ambiente Cloud Computing. Nesse sentido, é necessário um painel de parceiros para que os parceiros participantes interajam com os fornecedores e clientes da nuvem.</text:p>
      <text:p text:style-name="P1"><text:span text:style-name="T1">1-d- </text:span>Clientes ou usuários finais de Cloud Computing podem ser agrupados em duas classes: usuários corporativos e consumidores. O painel do cliente em nuvem fornece um ponto focal para todos os tipos de usuários interagirem com serviços ou ofertas de computação em nuvem. Como os usuários corporativos ou usuários consumidores são atores coexistentes no ecossistema de serviços, um usuário corporativo pode ter vários usuários consumidores. No final, eles são apenas consumidores de recursos de Cloud Computing em diferentes níveis.</text:p>
      <text:p text:style-name="P1"><text:span text:style-name="T1">1-a-</text:span>Juntando todos esses painéis, a camada de gerenciamento de ecossistema de computação em nuvem (1A) fornece um processo integrado de integração e utilitários comuns para suportam a colaboração perfeita e trocas de mensagens entre fornecedores de nuvem, parceiros e clientes</text:p>
      <text:p text:style-name="P1"/>
      <text:p text:style-name="P1"><text:span text:style-name="T1">2- </text:span>A primeira abordagem é a virtualização de hardware que consiste em gerenciar equipamentos de hardware no modo plug-and-play.</text:p>
      <text:p text:style-name="P1">A segunda abordagem é a virtualização de software, ou seja, usar o gerenciamento de imagem de software ou tecnologia de virtualização de código de software para permitir o compartilhamento de software.</text:p>
      <text:p text:style-name="P1"><text:span text:style-name="T5">O</text:span> módulo Cloud IT Infrastructure Management abrange gerenciamento de imagens de software, virtualização de hardware e empacotamento de aplicativos legados.</text:p>
      <text:p text:style-name="P1">Os recursos de destino gerenciados pelo módulo Cloud IT Infrastructure Management é o Cloud Core Infrastructure, que compreende todo o hardware, software e aplicativos legados de suporte para operar um ambiente de computação em nuvem.</text:p>
      <text:p text:style-name="P1"/>
      <text:p text:style-name="P3"><text:span text:style-name="T2">3- </text:span>Existem dois tipos principais de serviços reutilizáveis comuns: Cloud Horizontal e Vertical Business Services.</text:p>
      <text:p text:style-name="P3">Os Serviços de Negócios Horizontais em Nuvem consistem em vários serviços de plataforma que ocultam as complexidades de middleware, banco de dados e ferramentas.</text:p>
      <text:p text:style-name="P3">Os Cloud Vertical Business Services incluem todos os serviços utilitários específicos do domínio ou do setor. <text:span text:style-name="T4">Serviçoes de envio de pagamento.</text:span></text:p>
      <text:p text:style-name="P3"/>
      <text:p text:style-name="P3"><text:span text:style-name="T2">4- </text:span>Isso implica que a arquitetura de provisionamento de serviços para usuários de uso gratuito e usuários pagantes é a mesma.</text:p>
      <text:p text:style-name="P2"/>
      <text:p text:style-name="P4">5- Aproveitando a extensibilidade e a configurabilidade da arquitetura de referência SOA, o CCOA proposto busca a habilitação configurável de plataformas e serviços de Cloud Computing. O gerenciamento modularizado do ecossistema de nuvem, virtualização, orientação a serviços e núcleo de nuvem formaram uma base sólida para garantir que uma plataforma de computação seja configurável, compostável e gerenciável.</text:p>
      <text:p text:style-name="P4"/>
      <text:p text:style-name="P5"><text:span text:style-name="T3">6- </text:span>No CCOA, os recursos de computação em nuvem incluem todas as entidades de negócios (por exemplo, clientes, parceiros e fornecedores de nuvem) e os recursos de suporte, como módulos relacionados à virtualização, módulos relacionados à orientação a serviços, núcleo de nuvem e ofertas de nuvem.</text:p>
      <text:p text:style-name="P5"><text:soft-page-break/>Assim como o sangue nos corpos humanos, a arquitetura de informações em nuvem usa seu “sangue” de informações para formar “fluxo de sangue” para fazer com que todos os vários módulos se comuniquem entre si de maneira eficaz no CCOA.</text:p>
      <text:p text:style-name="P5"/>
      <text:p text:style-name="P6"><text:span text:style-name="T4">7- </text:span>Da perspectiva dos indicadores de qualidade, os parâmetros de Qualidade de Serviços (QoS) podem ser usados diretamente para definir a confiabilidade, o tempo de resposta, a segurança e a integridade das entidades em nuvem. </text:p>
      <text:p text:style-name="P6">Do ponto de vista de governança, muitas práticas recomendadas de governança SOA podem ser emprestadas para habilitar a nuvem Ambiente de computação e ofertas de serviço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3T12:19:38.722779313</meta:creation-date>
    <dc:date>2022-09-23T13:31:39.838241844</dc:date>
    <meta:editing-duration>PT9M40S</meta:editing-duration>
    <meta:editing-cycles>1</meta:editing-cycles>
    <meta:document-statistic meta:table-count="0" meta:image-count="0" meta:object-count="0" meta:page-count="2" meta:paragraph-count="18" meta:word-count="618" meta:character-count="4120" meta:non-whitespace-character-count="3518"/>
    <meta:generator>LibreOffice/7.3.6.2$Linux_X86_64 LibreOffice_project/30$Build-2</meta:generator>
  </office:meta>
</office:document-meta>
</file>